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08ef60"/>
    </style:style>
    <style:style style:name="P6" style:family="paragraph" style:parent-style-name="Table_20_Contents">
      <style:text-properties officeooo:rsid="0008ef60" officeooo:paragraph-rsid="0008ef60"/>
    </style:style>
    <style:style style:name="P7" style:family="paragraph" style:parent-style-name="Table_20_Contents">
      <style:text-properties officeooo:paragraph-rsid="000a1c50"/>
    </style:style>
    <style:style style:name="P8" style:family="paragraph" style:parent-style-name="Azione_20_attore" style:list-style-name="Numerazione_20_UC">
      <style:text-properties officeooo:paragraph-rsid="0008ef60"/>
    </style:style>
    <style:style style:name="P9" style:family="paragraph" style:parent-style-name="Azione_20_attore" style:list-style-name="L1">
      <style:text-properties officeooo:paragraph-rsid="0008ef60"/>
    </style:style>
    <style:style style:name="P10" style:family="paragraph" style:parent-style-name="Azione_20_attore" style:list-style-name="L1">
      <style:text-properties officeooo:rsid="0008ef60" officeooo:paragraph-rsid="0008ef60"/>
    </style:style>
    <style:style style:name="P11" style:family="paragraph" style:parent-style-name="Azione_20_attore">
      <style:text-properties officeooo:paragraph-rsid="0008ef60"/>
    </style:style>
    <style:style style:name="P12" style:family="paragraph" style:parent-style-name="Azione_20_attore">
      <style:text-properties officeooo:paragraph-rsid="000a1c50"/>
    </style:style>
    <style:style style:name="P13" style:family="paragraph" style:parent-style-name="Azione_20_sistema">
      <style:text-properties officeooo:paragraph-rsid="0008ef60"/>
    </style:style>
    <style:style style:name="P14" style:family="paragraph" style:parent-style-name="Azione_20_sistema">
      <style:text-properties officeooo:rsid="0008ef60" officeooo:paragraph-rsid="0008ef60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159009"/>
    </style:style>
    <style:style style:name="T5" style:family="text">
      <style:text-properties officeooo:rsid="0008ef60"/>
    </style:style>
    <style:style style:name="T6" style:family="text">
      <style:text-properties officeooo:rsid="00097717"/>
    </style:style>
    <style:style style:name="T7" style:family="text">
      <style:text-properties officeooo:rsid="000a1c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">Visualizza </text:span><text:span text:style-name="T4">informazioni quando ci sono iscritti due o più bambin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<text:span text:style-name="T7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11697" text:style-name="Numerazione_20_UC">
              <text:list-item text:start-value="1">
                <text:p text:style-name="P8"><text:span text:style-name="T1">L'utente</text:span><text:span text:style-name="T2"> accede alla </text:span><text:span text:style-name="T3">sua pagina personale.</text:span></text:p>
                <text:p text:style-name="P15"/>
              </text:list-item>
              <text:list-item>
                <text:p text:style-name="P14">Il sistema mostra le vari possibili scelta per la proprio categoria:</text:p>
              </text:list-item>
            </text:list>
            <text:list xml:id="list43618379" text:style-name="L1">
              <text:list-item>
                <text:p text:style-name="P9"><text:span text:style-name="T5">Visual</text:span><text:span text:style-name="T6">i</text:span><text:span text:style-name="T5">zza stato iscrizione</text:span></text:p>
              </text:list-item>
              <text:list-item>
                <text:p text:style-name="P10">Visualizza propri dati</text:p>
              </text:list-item>
              <text:list-item>
                <text:p text:style-name="P10">Visualizza dati figlio: (scelta del figlio mediante menù)</text:p>
              </text:list-item>
            </text:list>
            <text:list xml:id="list43677475" text:continue-list="list43611697" text:style-name="Numerazione_20_UC">
              <text:list-header>
                <text:p text:style-name="Azione_20_attore"/>
              </text:list-header>
              <text:list-item>
                <text:p text:style-name="P11"><text:span text:style-name="T5">L'utente sceglie </text:span><text:span text:style-name="T6">tramite il menù il figlio interessato e clicca su Visualizza dati figlio.</text:span></text:p>
                <text:p text:style-name="P14"/>
              </text:list-item>
              <text:list-item>
                <text:p text:style-name="P13"><text:span text:style-name="T5">Il sistema mostra i dati </text:span><text:span text:style-name="T6">del figlio </text:span><text:span text:style-name="T5">scelti dall'utente.</text:span></text:p>
                <text:p text:style-name="P11"><text:span text:style-name="T5"/></text:p>
              </text:list-item>
              <text:list-item>
                <text:p text:style-name="P12"><text:span text:style-name="T7">I risultato mostrati dal sistema sono: anagrafica bambino, aula bambino, registro attività bambino, avvisi vari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7">Errore a video derivante dalla mancata selezione di un bambino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Velocità <text:span text:style-name="T7">ottimale</text:span> <text:span text:style-name="T7">e semplicità d'uso anche per utenti meno esperti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4</meta:editing-cycles>
    <meta:generator>LibreOffice/3.6$Windows_x86 LibreOffice_project/da8c1e6-fd468f4-454e206-f42a4a9-143cfd</meta:generator>
    <dc:date>2012-10-19T23:52:50.12</dc:date>
    <meta:document-statistic meta:table-count="1" meta:image-count="0" meta:object-count="0" meta:page-count="1" meta:paragraph-count="23" meta:word-count="140" meta:character-count="917" meta:non-whitespace-character-count="808"/>
  </office:meta>
</office:document-meta>
</file>